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e12" officeooo:paragraph-rsid="001b2e12"/>
    </style:style>
    <style:style style:name="P2" style:family="paragraph" style:parent-style-name="Standard">
      <style:text-properties style:font-name="Liberation Serif" fo:font-size="12pt" officeooo:rsid="001d2379" officeooo:paragraph-rsid="001f1e26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d2379" officeooo:paragraph-rsid="00234274" style:font-size-asian="12pt" style:font-size-complex="12pt"/>
    </style:style>
    <style:style style:name="T1" style:family="text">
      <style:text-properties officeooo:rsid="001f1e26"/>
    </style:style>
    <style:style style:name="T2" style:family="text">
      <style:text-properties officeooo:rsid="0020f243"/>
    </style:style>
    <style:style style:name="T3" style:family="text">
      <style:text-properties officeooo:rsid="00234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c_id : str, data card id number,</text:p>
      <text:p text:style-name="P2">name : str, unit name,</text:p>
      <text:p text:style-name="P2">bu : bool, default 'False', <text:span text:style-name="T1">does a unit have a </text:span>special brew-up <text:span text:style-name="T1">rule</text:span>,</text:p>
      <text:p text:style-name="P2"><text:span text:style-name="T2">radio </text:span>: bool, default 'True', does a unit have a radio,</text:p>
      <text:p text:style-name="P2">pts : int, victory points amount,</text:p>
      <text:p text:style-name="P2">mot : str, mode of traction {'T': 'tracked', 'H': 'half-track', 'W': 'wheel'},</text:p>
      <text:p text:style-name="P2">ottv : bool, default 'False', does a unit have an open top,</text:p>
      <text:p text:style-name="P2">cc_sp : int, cross-country speed,</text:p>
      <text:p text:style-name="P2">p_sp : int, path speed,</text:p>
      <text:p text:style-name="P2">r_sp : int, road speed,</text:p>
      <text:p text:style-name="P2">b : int, default 'None', unit’s bog modifier,</text:p>
      <text:p text:style-name="P2">r : bool, default 'False', does a unit have a dual control,</text:p>
      <text:p text:style-name="P2">a : bool, default 'False', does a unit have amphibious capabilities,</text:p>
      <text:p text:style-name="P2">tr_t : int, transport towed units capacity,</text:p>
      <text:p text:style-name="P2">tr_l : int, transport leg units capacity,</text:p>
      <text:p text:style-name="P2">wt : float, weight in metric tons,</text:p>
      <text:p text:style-name="P2">main_wpn : str, gun name/type,</text:p>
      <text:p text:style-name="P2">fof : str, field of fire {'A': 'all-round', 'F': 'front only', 'R': 'rear only'}</text:p>
      <text:p text:style-name="P2">tt : int, turret turn factor,</text:p>
      <text:p text:style-name="P2">sb : int, stabilization rating,</text:p>
      <text:p text:style-name="P2">rof : str, rate of fire {'N': 'normal', 'Q': 'quick', 'R': 'rapid', 'F': 'fast'},</text:p>
      <text:p text:style-name="P2">am : <text:span text:style-name="T3">i</text:span>nt, default 'None', ammo limit,</text:p>
      <text:p text:style-name="P3">am_a : <text:span text:style-name="T3">i</text:span>nt, default 'None', AP special ammo limit,</text:p>
      <text:p text:style-name="P3">am_s : <text:span text:style-name="T3">i</text:span>nt, default 'None', smoke ammo limit,</text:p>
      <text:p text:style-name="P3">am_h : <text:span text:style-name="T3">i</text:span>nt, default 'None', HEAT ammo limit,</text:p>
      <text:p text:style-name="P3">am_d : <text:span text:style-name="T3">i</text:span>nt, default 'None', smoke dischargers limit,</text:p>
      <text:p text:style-name="P2">smk : bool, default 'False', does a unit have an ability to fire smoke rounds,</text:p>
      <text:p text:style-name="P2">il : bool, default 'False', does a unit have an ability to fire illumination rounds,</text:p>
      <text:p text:style-name="P2">size : int, vehicle size, range -2 to +2,</text:p>
      <text:p text:style-name="P2">bgaf : int, basic game armor front,</text:p>
      <text:p text:style-name="P2">bgar : int, basic game armor rear,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0T09:57:15.893363647</meta:creation-date>
    <dc:date>2021-04-20T14:28:14.529264154</dc:date>
    <meta:editing-duration>PT2H54M26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31" meta:word-count="270" meta:character-count="1468" meta:non-whitespace-character-count="1229"/>
  </office:meta>
</office:document-meta>
</file>